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background-color="transparent"/>
    </style:style>
    <style:style style:name="T1" style:family="text">
      <style:text-properties officeooo:rsid="0011b7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Una ruta se define con un tipo de datos ___.</text:p>
      <text:p text:style-name="Standard"/>
      <text:p text:style-name="Standard">Función @Composable</text:p>
      <text:p text:style-name="Standard"/>
      <text:p text:style-name="Standard">NavHost.Route</text:p>
      <text:p text:style-name="Standard"/>
      <text:p text:style-name="P2">String</text:p>
      <text:p text:style-name="Standard"/>
      <text:p text:style-name="Standard">NavRoute</text:p>
      <text:p text:style-name="Standard"/>
      <text:p text:style-name="P1"><text:span text:style-name="T1">2. </text:span>Con un NavHost, debes especificar explícitamente una pantalla de inicio.</text:p>
      <text:p text:style-name="Standard"/>
      <text:p text:style-name="P2">Verdadero</text:p>
      <text:p text:style-name="Standard"/>
      <text:p text:style-name="Standard">Falso</text:p>
      <text:p text:style-name="Standard"/>
      <text:p text:style-name="P1"><text:span text:style-name="T1">3. </text:span>La práctica recomendada es no pasar un NavHostController a elementos de componibilidad individuales.</text:p>
      <text:p text:style-name="Standard"/>
      <text:p text:style-name="P2">Verdadero</text:p>
      <text:p text:style-name="Standard"/>
      <text:p text:style-name="Standard">Falso</text:p>
      <text:p text:style-name="Standard"/>
      <text:p text:style-name="P1"><text:span text:style-name="T1">4. </text:span>___ es un elemento de componibilidad que administra qué pantalla se muestra en una ruta determinada.</text:p>
      <text:p text:style-name="Standard"/>
      <text:p text:style-name="Standard">NavController</text:p>
      <text:p text:style-name="Standard"/>
      <text:p text:style-name="Standard">NavHostController</text:p>
      <text:p text:style-name="Standard"/>
      <text:p text:style-name="P2">NavHost</text:p>
      <text:p text:style-name="Standard"/>
      <text:p text:style-name="Standard">ComposableNavigator</text:p>
      <text:p text:style-name="Standard"/>
      <text:p text:style-name="P1"><text:span text:style-name="T1">5. </text:span>¿Qué parámetros usa la función composable() llamada en un NavHost?</text:p>
      <text:p text:style-name="Standard"/>
      <text:p text:style-name="Standard">Contenido de destino y una ruta</text:p>
      <text:p text:style-name="Standard"/>
      <text:p text:style-name="P2">Una ruta y contenido de componibilidad</text:p>
      <text:p text:style-name="Standard"/>
      <text:p text:style-name="Standard">Una ruta y un elemento de componibilidad</text:p>
      <text:p text:style-name="Standard"/>
      <text:p text:style-name="Standard">Contenido de componibilidad y un int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6. </text:span>Puedes cambiar la ruta que se muestra actualmente con el método ___.</text:p>
      <text:p text:style-name="Standard"/>
      <text:p text:style-name="Standard">update()</text:p>
      <text:p text:style-name="Standard"/>
      <text:p text:style-name="Standard">composable()</text:p>
      <text:p text:style-name="Standard"/>
      <text:p text:style-name="Standard">transition()</text:p>
      <text:p text:style-name="Standard"/>
      <text:p text:style-name="P2">navigate()</text:p>
      <text:p text:style-name="Standard"/>
      <text:p text:style-name="P1"><text:span text:style-name="T1">7. </text:span>El método ___ quita una o más pantallas de la pila de actividades.</text:p>
      <text:p text:style-name="Standard"/>
      <text:p text:style-name="Standard">popToStartDestination()</text:p>
      <text:p text:style-name="Standard"/>
      <text:p text:style-name="P2">popBackStack()</text:p>
      <text:p text:style-name="Standard"/>
      <text:p text:style-name="Standard">popComposable()</text:p>
      <text:p text:style-name="Standard"/>
      <text:p text:style-name="Standard">popToBackStack()</text:p>
      <text:p text:style-name="Standard"/>
      <text:p text:style-name="P1"><text:span text:style-name="T1">8. </text:span>En una app multipantalla, navegar a una pantalla nueva la coloca al final de la pila de actividades.</text:p>
      <text:p text:style-name="Standard"/>
      <text:p text:style-name="P3">Verdadero</text:p>
      <text:p text:style-name="Standard"/>
      <text:p text:style-name="P2">Falso</text:p>
      <text:p text:style-name="Standard"/>
      <text:p text:style-name="P1"><text:span text:style-name="T1">9. </text:span>El intent ___ contiene datos adicionales que se pasan a un intent.</text:p>
      <text:p text:style-name="Standard"/>
      <text:p text:style-name="Standard">argumentos</text:p>
      <text:p text:style-name="Standard"/>
      <text:p text:style-name="P2">extras</text:p>
      <text:p text:style-name="Standard"/>
      <text:p text:style-name="Standard">parámetros</text:p>
      <text:p text:style-name="Standard"/>
      <text:p text:style-name="Standard">propiedades</text:p>
      <text:p text:style-name="Standard"/>
      <text:p text:style-name="P1"><text:span text:style-name="T1">10. </text:span>StateFlow es un flujo observable contenedor de datos que emite actualizaciones de estado actuales y nuevas.</text:p>
      <text:p text:style-name="Standard"/>
      <text:p text:style-name="P1">Verdadero</text:p>
      <text:p text:style-name="Standard"/>
      <text:p text:style-name="Standard">Fals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11. </text:span>¿Cuáles de las siguientes afirmaciones sobre los botones Atrás y Arriba son verdaderas?</text:p>
      <text:p text:style-name="Standard">Selecciona todas las respuestas que consideres correctas.</text:p>
      <text:p text:style-name="Standard"/>
      <text:p text:style-name="P2">El botón Atrás es un botón del sistema.</text:p>
      <text:p text:style-name="Standard"/>
      <text:p text:style-name="P3">El botón Arriba es el sistema que se encuentra en la parte inferior de la pantalla.</text:p>
      <text:p text:style-name="Standard"/>
      <text:p text:style-name="Standard">El botón Atrás forma parte de AppBar</text:p>
      <text:p text:style-name="Standard"/>
      <text:p text:style-name="P3">El botón Arriba de AppBar navega automáticamente a la pantalla anterior.</text:p>
      <text:p text:style-name="Standard"/>
      <text:p text:style-name="Standard">El botón Atrás solo aparece si usas la navegación.</text:p>
      <text:p text:style-name="Standard"/>
      <text:p text:style-name="P2">El botón Arriba se puede ocultar o mostrar según la pantalla actu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3:16:08.112000000</meta:creation-date>
    <dc:date>2024-12-06T13:31:14.571000000</dc:date>
    <meta:editing-duration>PT15M12S</meta:editing-duration>
    <meta:editing-cycles>1</meta:editing-cycles>
    <meta:document-statistic meta:table-count="0" meta:image-count="0" meta:object-count="0" meta:page-count="3" meta:paragraph-count="50" meta:word-count="278" meta:character-count="1769" meta:non-whitespace-character-count="1541"/>
    <meta:generator>LibreOffice/7.6.2.1$Windows_x86 LibreOffice_project/56f7684011345957bbf33a7ee678afaf4d2ba333</meta:generator>
  </office:meta>
</office:document-meta>
</file>